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<text:tab/>========================================</text:span></text:p>
      <text:p text:style-name="P1"><text:span text:style-name="T1"><text:tab/><text:tab/><text:tab/><text:tab/>Module Name of Developing Client-Server Applications</text:span></text:p>
      <text:p text:style-name="P1"><text:span text:style-name="T1"><text:tab/><text:tab/><text:tab/>========================================</text:span></text:p>
      <text:p text:style-name="P1"><text:span text:style-name="T1">=&gt;The Module Name for Developing Client-Server Application is "socket".</text:span></text:p>
      <text:p text:style-name="P1"><text:span text:style-name="T1">=&gt;To use "socket" module in python proghram, we must import socket module.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Functions in socket module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1) socket()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=&gt;This Function is used for creating an object socket. This object can be created both at Client and Server </text:span></text:p>
      <text:p text:style-name="P1"><text:span text:style-name="T1"><text:s text:c="5"/>Side Applications.</text:span></text:p>
      <text:p text:style-name="P1"><text:span text:style-name="T1">=&gt;Syntax: <text:s text:c="5"/>varname=socket.socket()</text:span></text:p>
      <text:p text:style-name="P1"><text:span text:style-name="T1">=&gt;here varname is an object of &lt;class "socket.socket"&gt;</text:span></text:p>
      <text:p text:style-name="P1"><text:span text:style-name="T1">Examples: <text:s text:c="7"/>ss=socket.socket()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2) bind()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=&gt;This Function is used for making the Server Side Program to reside and run at Certain DNS / IP Address </text:span></text:p>
      <text:p text:style-name="P1"><text:span text:style-name="T1"><text:s text:c="4"/>and Port Number.</text:span></text:p>
      <text:p text:style-name="P1"><text:span text:style-name="T1">=&gt;Syntax: <text:s text:c="5"/>Seversocketobj.bind( ( DNS,Portno ) )</text:span></text:p>
      <text:p text:style-name="P1"><text:span text:style-name="T1"><text:tab/><text:tab/><text:tab/><text:tab/><text:tab/>OR</text:span></text:p>
      <text:p text:style-name="P1"><text:span text:style-name="T1"><text:tab/><text:tab/><text:tab/>Seversocketobj.bind( ( IP Address,Portno ) )</text:span></text:p>
      <text:p text:style-name="P1"><text:span text:style-name="T1">Exmples:</text:span></text:p>
      <text:p text:style-name="P1"><text:span text:style-name="T1">----------- <text:s text:c="13"/>ss.bind(("localhost",8888))</text:span></text:p>
      <text:p text:style-name="P1"><text:soft-page-break/><text:span text:style-name="T1"><text:tab/><text:tab/><text:tab/><text:tab/><text:tab/>(OR)</text:span></text:p>
      <text:p text:style-name="P1"><text:span text:style-name="T1"><text:tab/><text:tab/><text:tab/> <text:s text:c="5"/>ss.bind(("127.0.0.1",8888))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3) listen()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=&gt;This Function is used for Configuring the Server Side Program in such way that to how many clients </text:span></text:p>
      <text:p text:style-name="P1"><text:span text:style-name="T1"><text:s text:c="5"/>Server Side Program can communicate.</text:span></text:p>
      <text:p text:style-name="P1"><text:span text:style-name="T1">=&gt;Syntax: <text:s text:c="5"/>serversocketobj.listen(no. of clients)</text:span></text:p>
      <text:p text:style-name="P1"><text:span text:style-name="T1">=&gt;Examples: <text:s text:c="4"/>ss.listen(2)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4) accept()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=&gt;This Function is used for accepting the the Request from Client Side Program</text:span></text:p>
      <text:p text:style-name="P1"><text:span text:style-name="T1">Syntax: <text:s text:c="3"/>var1,var2=serversocket.accept()</text:span></text:p>
      <text:p text:style-name="P1"><text:span text:style-name="T1">=&gt;Here Var1 represenst an object of <text:s/>ClientSocket</text:span></text:p>
      <text:p text:style-name="P1"><text:span text:style-name="T1">=&gt;Here Var2 represents an object of client <text:s/>Socket ddress</text:span></text:p>
      <text:p text:style-name="P1"><text:span text:style-name="T1">Examples: <text:s text:c="4"/>clientsocket,clientaddr=ss.accept()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5) recv() with decode()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=&gt;This Function is used for obtaing the request of Client at Server Side and also used at Client Side for receving Response from Server side Program</text:span></text:p>
      <text:p text:style-name="P1"><text:span text:style-name="T1">=&gt;Syntax: <text:s text:c="9"/>strdata=clientsocketobj.recv(1024).decode()</text:span></text:p>
      <text:p text:style-name="P1"><text:span text:style-name="T1">Example: <text:s text:c="12"/>result=clientsocketobj.recv(1024).decode()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6) send() with encode()</text:span></text:p>
      <text:p text:style-name="P1"><text:span text:style-name="T1">-------------------------------------------------------------------------------------------------------------</text:span></text:p>
      <text:p text:style-name="P1"><text:soft-page-break/><text:span text:style-name="T1">=&gt;This Function is used for sedning Client Program request to Server Side program and Server Side Program can send Response to the Client Side Program.</text:span></text:p>
      <text:p text:style-name="P1"><text:span text:style-name="T1">=&gt;Syntax: <text:s text:c="11"/>clientsocketobj.send("str data".encode() )</text:span></text:p>
      <text:p text:style-name="P1"><text:span text:style-name="T1">Example: <text:s text:c="12"/>clientsocketobj.send("Hello how are u 123".encode())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7) connect()</text:span></text:p>
      <text:p text:style-name="P1"><text:span text:style-name="T1">-------------------------------------------------------------------------------------------------------------</text:span></text:p>
      <text:p text:style-name="P1"><text:span text:style-name="T1">=&gt;This Function is used by Client program for obtaining the connection from Server Side Program</text:span></text:p>
      <text:p text:style-name="P1"><text:span text:style-name="T1">=&gt;Syntax: <text:s text:c="5"/>clientsocket.connect(("DNS",portno))</text:span></text:p>
      <text:p text:style-name="P1"><text:span text:style-name="T1"><text:tab/><text:tab/><text:tab/><text:tab/>(OR)</text:span></text:p>
      <text:p text:style-name="P1"><text:span text:style-name="T1">=&gt;Syntax: <text:s text:c="5"/>clientsocket.connect(("IP Address",portno))</text:span></text:p>
      <text:p text:style-name="P2"/>
      <text:p text:style-name="P1"><text:span text:style-name="T1">Examples: <text:s text:c="7"/>clientsocket.connect(("localhost",8888))</text:span></text:p>
      <text:p text:style-name="P1"><text:span text:style-name="T1"><text:tab/><text:tab/><text:tab/><text:tab/>(OR)</text:span></text:p>
      <text:p text:style-name="P1"><text:span text:style-name="T1"><text:tab/><text:tab/> <text:s text:c="7"/>clientsocket.connect(("127.0.0.1",8888))</text:span></text:p>
      <text:p text:style-name="P1"><text:span text:style-name="T1">-------------------------------------------------------------------------------------------------------------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5" meta:word-count="293" meta:character-count="4136" meta:non-whitespace-character-count="3732"/>
    <meta:generator>LibreOfficeDev/6.0.5.2$Linux_X86_64 LibreOffice_project/</meta:generator>
  </office:meta>
</office:document-meta>
</file>